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02a265" officeooo:paragraph-rsid="0002a265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02a265" officeooo:paragraph-rsid="0002eeda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2a265" officeooo:paragraph-rsid="0002a265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2eeda" officeooo:paragraph-rsid="0002a265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paragraph-rsid="0002eed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30c7b" officeooo:paragraph-rsid="00030c7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0pt" fo:font-weight="bold" officeooo:rsid="0002a265" officeooo:paragraph-rsid="0002a265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02eeda"/>
    </style:style>
    <style:style style:name="T1" style:family="text">
      <style:text-properties fo:font-size="16pt" fo:font-weight="normal" officeooo:rsid="0002a265" style:font-size-asian="14pt" style:font-weight-asian="normal" style:font-size-complex="16pt" style:font-weight-complex="normal"/>
    </style:style>
    <style:style style:name="T2" style:family="text">
      <style:text-properties fo:font-size="16pt" fo:font-weight="normal" officeooo:rsid="0002eeda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02a265" style:font-size-asian="16pt" style:font-weight-asian="normal" style:font-size-complex="16pt" style:font-weight-complex="normal"/>
    </style:style>
    <style:style style:name="T4" style:family="text">
      <style:text-properties fo:font-size="16pt" fo:font-weight="normal" officeooo:rsid="0002eeda" style:font-size-asian="16pt" style:font-weight-asian="normal" style:font-size-complex="16pt" style:font-weight-complex="normal"/>
    </style:style>
    <style:style style:name="T5" style:family="text">
      <style:text-properties fo:font-size="16pt" fo:font-weight="normal" officeooo:rsid="00030c7b" style:font-size-asian="16pt" style:font-weight-asian="normal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02a265" style:font-size-asian="16pt" style:font-size-complex="16pt"/>
    </style:style>
    <style:style style:name="T8" style:family="text">
      <style:text-properties fo:font-size="16pt" fo:font-weight="bold" officeooo:rsid="0002a265" style:font-size-asian="16pt" style:font-weight-asian="bold" style:font-size-complex="16pt" style:font-weight-complex="bold"/>
    </style:style>
    <style:style style:name="T9" style:family="text">
      <style:text-properties fo:font-size="20pt" fo:font-weight="bold" officeooo:rsid="0002a265" style:font-size-asian="17.5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ask #3</text:p>
      <text:p text:style-name="P7"/>
      <text:p text:style-name="P1">given data was in json [java script object notation format]</text:p>
      <text:p text:style-name="P8"><text:span text:style-name="T1">viewed the data to be of the </text:span><text:span text:style-name="T2">type</text:span><text:span text:style-name="T9"> </text:span><text:span text:style-name="T8">string </text:span><text:span text:style-name="T3">in python</text:span></text:p>
      <text:p text:style-name="P2"/>
      <text:p text:style-name="P8"><text:span text:style-name="T3">therefore used json.loads function to load string type into obj var</text:span><text:span text:style-name="T4">iable</text:span><text:span text:style-name="T3"> of type dictionary of the form { ‘d</text:span><text:span text:style-name="T5">ata’</text:span><text:span text:style-name="T3"> : {test data}}</text:span></text:p>
      <text:p text:style-name="P2"/>
      <text:p text:style-name="P2">to get to this test data we just use obj[“data”]</text:p>
      <text:p text:style-name="P3"><text:s text:c="3"/></text:p>
      <text:p text:style-name="P8"><text:span text:style-name="T3">the given task tells us to visualize the entries with category as </text:span><text:span text:style-name="T8">“environment”</text:span><text:span text:style-name="T3"> or </text:span><text:span text:style-name="T8">“sports”</text:span></text:p>
      <text:p text:style-name="P5"><text:span text:style-name="T7"/></text:p>
      <text:p text:style-name="P6"><text:span text:style-name="T7">c</text:span><text:span text:style-name="T6">reate a pandas data frame to store the dictionary</text:span></text:p>
      <text:p text:style-name="P6"><text:span text:style-name="T6">then removed all the useless and repetitive data</text:span></text:p>
      <text:p text:style-name="P6"><text:span text:style-name="T6"/></text:p>
      <text:p text:style-name="P6"><text:span text:style-name="T6">now 2 visualizations were considered to be apt for the given data </text:span></text:p>
      <text:p text:style-name="P6"><text:span text:style-name="T6">#1<text:tab/>heatmap</text:span></text:p>
      <text:p text:style-name="P6"><text:span text:style-name="T7">#</text:span><text:span text:style-name="T6">2<text:tab/>chloropeth map</text:span></text:p>
      <text:p text:style-name="P6"><text:span text:style-name="T6"/></text:p>
      <text:p text:style-name="P6"><text:span text:style-name="T6">for heatmap we just needed the latitude and longitude coordinates</text:span></text:p>
      <text:p text:style-name="P6"><text:span text:style-name="T6">and for chloropeth we have to divide the given data into arrays of datapoints for all states.</text:span></text:p>
      <text:p text:style-name="P6"><text:span text:style-name="T6"/></text:p>
      <text:p text:style-name="P6"><text:span text:style-name="T6"/></text:p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09:57:55.257924884</meta:creation-date>
    <dc:date>2020-09-20T16:36:13.009705844</dc:date>
    <meta:editing-duration>PT1H29M22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14" meta:word-count="131" meta:character-count="734" meta:non-whitespace-character-count="612"/>
  </office:meta>
</office:document-meta>
</file>